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30500" calcext:value-type="float">
            <text:p>30500</text:p>
          </table:table-cell>
          <table:table-cell table:style-name="ce2" table:formula="of:=AVERAGE([.$B$2:.$B16])" office:value-type="float" office:value="2033.33333333333" calcext:value-type="float">
            <text:p>2033.3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30500" calcext:value-type="float">
            <text:p>30500</text:p>
          </table:table-cell>
          <table:table-cell table:style-name="ce2" table:formula="of:=AVERAGE([.$B$2:.$B17])" office:value-type="float" office:value="1906.25" calcext:value-type="float">
            <text:p>1906.3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30500" calcext:value-type="float">
            <text:p>30500</text:p>
          </table:table-cell>
          <table:table-cell table:style-name="ce2" table:formula="of:=AVERAGE([.$B$2:.$B18])" office:value-type="float" office:value="1794.11764705882" calcext:value-type="float">
            <text:p>1794.1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30500" calcext:value-type="float">
            <text:p>30500</text:p>
          </table:table-cell>
          <table:table-cell table:style-name="ce2" table:formula="of:=AVERAGE([.$B$2:.$B19])" office:value-type="float" office:value="1694.44444444444" calcext:value-type="float">
            <text:p>1694.4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0500" calcext:value-type="float">
            <text:p>30500</text:p>
          </table:table-cell>
          <table:table-cell table:style-name="ce2" table:formula="of:=AVERAGE([.$B$2:.$B20])" office:value-type="float" office:value="1605.26315789474" calcext:value-type="float">
            <text:p>1605.3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30500" calcext:value-type="float">
            <text:p>30500</text:p>
          </table:table-cell>
          <table:table-cell table:style-name="ce2" table:formula="of:=AVERAGE([.$B$2:.$B21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30500" calcext:value-type="float">
            <text:p>30500</text:p>
          </table:table-cell>
          <table:table-cell table:style-name="ce2" table:formula="of:=AVERAGE([.$B$2:.$B22])" office:value-type="float" office:value="1452.38095238095" calcext:value-type="float">
            <text:p>1452.4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30500" calcext:value-type="float">
            <text:p>30500</text:p>
          </table:table-cell>
          <table:table-cell table:style-name="ce2" table:formula="of:=AVERAGE([.$B$2:.$B23])" office:value-type="float" office:value="1386.36363636364" calcext:value-type="float">
            <text:p>1386.4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30500" calcext:value-type="float">
            <text:p>30500</text:p>
          </table:table-cell>
          <table:table-cell table:style-name="ce2" table:formula="of:=AVERAGE([.$B$2:.$B24])" office:value-type="float" office:value="1326.08695652174" calcext:value-type="float">
            <text:p>1326.1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30500" calcext:value-type="float">
            <text:p>30500</text:p>
          </table:table-cell>
          <table:table-cell table:style-name="ce2" table:formula="of:=AVERAGE([.$B$2:.$B25])" office:value-type="float" office:value="1270.83333333333" calcext:value-type="float">
            <text:p>1270.8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30500" calcext:value-type="float">
            <text:p>30500</text:p>
          </table:table-cell>
          <table:table-cell table:style-name="ce2" table:formula="of:=AVERAGE([.$B$2:.$B26])" office:value-type="float" office:value="1220" calcext:value-type="float">
            <text:p>1220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30500" calcext:value-type="float">
            <text:p>30500</text:p>
          </table:table-cell>
          <table:table-cell table:style-name="ce2" table:formula="of:=AVERAGE([.$B$2:.$B27])" office:value-type="float" office:value="1173.07692307692" calcext:value-type="float">
            <text:p>1173.1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30500" calcext:value-type="float">
            <text:p>30500</text:p>
          </table:table-cell>
          <table:table-cell table:style-name="ce2" table:formula="of:=AVERAGE([.$B$2:.$B28])" office:value-type="float" office:value="1129.62962962963" calcext:value-type="float">
            <text:p>1129.6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30500" calcext:value-type="float">
            <text:p>30500</text:p>
          </table:table-cell>
          <table:table-cell table:style-name="ce2" table:formula="of:=AVERAGE([.$B$2:.$B29])" office:value-type="float" office:value="1089.28571428571" calcext:value-type="float">
            <text:p>1089.3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30500" calcext:value-type="float">
            <text:p>30500</text:p>
          </table:table-cell>
          <table:table-cell table:style-name="ce2" table:formula="of:=AVERAGE([.$B$2:.$B30])" office:value-type="float" office:value="1051.72413793103" calcext:value-type="float">
            <text:p>1051.7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30500" calcext:value-type="float">
            <text:p>30500</text:p>
          </table:table-cell>
          <table:table-cell table:style-name="ce2" table:formula="of:=AVERAGE([.$B$2:.$B31])" office:value-type="float" office:value="1016.66666666667" calcext:value-type="float">
            <text:p>1016.7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30500" calcext:value-type="float">
            <text:p>30500</text:p>
          </table:table-cell>
          <table:table-cell table:style-name="ce2" table:formula="of:=AVERAGE([.$B$2:.$B32])" office:value-type="float" office:value="983.870967741935" calcext:value-type="float">
            <text:p>983.9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30500" calcext:value-type="float">
            <text:p>30500</text:p>
          </table:table-cell>
          <table:table-cell table:style-name="ce2" table:formula="of:=AVERAGE([.$B$2:.$B33])" office:value-type="float" office:value="953.125" calcext:value-type="float">
            <text:p>953.1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30500" calcext:value-type="float">
            <text:p>30500</text:p>
          </table:table-cell>
          <table:table-cell table:style-name="ce2" table:formula="of:=AVERAGE([.$B$2:.$B34])" office:value-type="float" office:value="924.242424242424" calcext:value-type="float">
            <text:p>924.2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30500" calcext:value-type="float">
            <text:p>30500</text:p>
          </table:table-cell>
          <table:table-cell table:style-name="ce2" table:formula="of:=AVERAGE([.$B$2:.$B35])" office:value-type="float" office:value="897.058823529412" calcext:value-type="float">
            <text:p>897.1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30500" calcext:value-type="float">
            <text:p>30500</text:p>
          </table:table-cell>
          <table:table-cell table:style-name="ce2" table:formula="of:=AVERAGE([.$B$2:.$B36])" office:value-type="float" office:value="871.428571428572" calcext:value-type="float">
            <text:p>871.4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30500" calcext:value-type="float">
            <text:p>30500</text:p>
          </table:table-cell>
          <table:table-cell table:style-name="ce2" table:formula="of:=AVERAGE([.$B$2:.$B37])" office:value-type="float" office:value="847.222222222222" calcext:value-type="float">
            <text:p>847.2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30500" calcext:value-type="float">
            <text:p>30500</text:p>
          </table:table-cell>
          <table:table-cell table:style-name="ce2" table:formula="of:=AVERAGE([.$B$2:.$B38])" office:value-type="float" office:value="824.324324324324" calcext:value-type="float">
            <text:p>824.3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30500" calcext:value-type="float">
            <text:p>30500</text:p>
          </table:table-cell>
          <table:table-cell table:style-name="ce2" table:formula="of:=AVERAGE([.$B$2:.$B39])" office:value-type="float" office:value="802.631578947369" calcext:value-type="float">
            <text:p>802.6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30500" calcext:value-type="float">
            <text:p>30500</text:p>
          </table:table-cell>
          <table:table-cell table:style-name="ce2" table:formula="of:=AVERAGE([.$B$2:.$B40])" office:value-type="float" office:value="782.051282051282" calcext:value-type="float">
            <text:p>782.1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30500" calcext:value-type="float">
            <text:p>30500</text:p>
          </table:table-cell>
          <table:table-cell table:style-name="ce2" table:formula="of:=AVERAGE([.$B$2:.$B41])" office:value-type="float" office:value="762.5" calcext:value-type="float">
            <text:p>762.5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30500" calcext:value-type="float">
            <text:p>30500</text:p>
          </table:table-cell>
          <table:table-cell table:style-name="ce2" table:formula="of:=AVERAGE([.$B$2:.$B42])" office:value-type="float" office:value="743.90243902439" calcext:value-type="float">
            <text:p>743.9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30500" calcext:value-type="float">
            <text:p>30500</text:p>
          </table:table-cell>
          <table:table-cell table:style-name="ce2" table:formula="of:=AVERAGE([.$B$2:.$B43])" office:value-type="float" office:value="726.190476190476" calcext:value-type="float">
            <text:p>726.2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30500" calcext:value-type="float">
            <text:p>30500</text:p>
          </table:table-cell>
          <table:table-cell table:style-name="ce2" table:formula="of:=AVERAGE([.$B$2:.$B44])" office:value-type="float" office:value="709.302325581395" calcext:value-type="float">
            <text:p>709.3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30500" calcext:value-type="float">
            <text:p>30500</text:p>
          </table:table-cell>
          <table:table-cell table:style-name="ce2" table:formula="of:=AVERAGE([.$B$2:.$B45])" office:value-type="float" office:value="693.181818181818" calcext:value-type="float">
            <text:p>693.2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30500" calcext:value-type="float">
            <text:p>30500</text:p>
          </table:table-cell>
          <table:table-cell table:style-name="ce2" table:formula="of:=AVERAGE([.$B$2:.$B46])" office:value-type="float" office:value="677.777777777778" calcext:value-type="float">
            <text:p>677.8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30500" calcext:value-type="float">
            <text:p>30500</text:p>
          </table:table-cell>
          <table:table-cell table:style-name="ce2" table:formula="of:=AVERAGE([.$B$2:.$B47])" office:value-type="float" office:value="663.04347826087" calcext:value-type="float">
            <text:p>663.0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1:36:27.11386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9T21:37:17.679230664</dc:date>
    <meta:editing-duration>PT1H4M43S</meta:editing-duration>
    <meta:editing-cycles>8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06.25">
                <text:p>1906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94.11764705882">
                <text:p>1794.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94.44444444444">
                <text:p>1694.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05.26315789474">
                <text:p>1605.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452.38095238095">
                <text:p>1452.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86.36363636364">
                <text:p>1386.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326.08695652174">
                <text:p>1326.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270.83333333333">
                <text:p>1270.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173.07692307692">
                <text:p>1173.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129.62962962963">
                <text:p>1129.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89.28571428571">
                <text:p>1089.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51.72413793103">
                <text:p>1051.72413793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16.66666666667">
                <text:p>1016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983.870967741935">
                <text:p>983.870967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53.125">
                <text:p>953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24.242424242424">
                <text:p>924.2424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97.058823529412">
                <text:p>897.0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71.428571428572">
                <text:p>871.428571428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47.222222222222">
                <text:p>847.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24.324324324324">
                <text:p>824.3243243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02.631578947369">
                <text:p>802.631578947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82.051282051282">
                <text:p>782.051282051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62.5">
                <text:p>76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3.90243902439">
                <text:p>7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26.190476190476">
                <text:p>726.190476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09.302325581395">
                <text:p>709.30232558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93.181818181818">
                <text:p>693.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77.777777777778">
                <text:p>677.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663.04347826087">
                <text:p>663.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